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French<text:tab/><text:tab/><text:tab/><text:tab/><text:tab/></text:p>
      <text:p text:style-name="P4">Author of letter<text:tab/><text:tab/><text:tab/><text:tab/>N. Levery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February 5, 1891</text:p>
      <text:p text:style-name="P4">Month<text:tab/><text:tab/><text:tab/><text:tab/><text:tab/><text:tab/>Febr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aris</text:p>
      <text:p text:style-name="P4">State<text:tab/><text:tab/><text:tab/><text:tab/><text:tab/><text:tab/></text:p>
      <text:p text:style-name="P4">Country<text:tab/><text:tab/><text:tab/><text:tab/><text:tab/>France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COMIT<text:span text:style-name="T1">É</text:span><text:span text:style-name="T2"> CENTRAL<text:tab/><text:tab/><text:tab/><text:tab/><text:tab/>ALLIANCE ISRA</text:span><text:span text:style-name="T1">É</text:span><text:span text:style-name="T2">LITE UNIVERSELLE/</text:span></text:p>
      <text:p text:style-name="P2"><text:span text:style-name="T2">Rue de Tr</text:span><text:span text:style-name="T1">é</text:span><text:span text:style-name="T2">vise, 35/</text:span></text:p>
      <text:p text:style-name="P5">Paris, le 5 Fevrier 1891/</text:p>
      <text:p text:style-name="P6">No/</text:p>
      <text:p text:style-name="P2"><text:span text:style-name="T2">R</text:span><text:span text:style-name="T1">é</text:span><text:span text:style-name="T2">ponse aux/</text:span></text:p>
      <text:p text:style-name="P6">Nos/</text:p>
      <text:p text:style-name="P6">Monsieur,/</text:p>
      <text:p text:style-name="P2"><text:span text:style-name="T2"><text:tab/>L'Alliance ne s'est jamais adresse</text:span><text:span text:style-name="T1">é</text:span><text:span text:style-name="T2"> en vain/ a nos coreligionnaires. <text:s/>Dans toutes les circonstances/ particulieres ou nous avons invoqu</text:span><text:span text:style-name="T1">é</text:span><text:span text:style-name="T2"> les a appui/ ils nous l'ont donn</text:span><text:span text:style-name="T1">é</text:span><text:span text:style-name="T2">. <text:s/>[?], c'est pour/ l'ensemble de nos [?], et en face des pers</text:span><text:span text:style-name="T1">é</text:span><text:span text:style-name="T2">cu-/tions graves qui menacent nos coreligionnaires,/ que nous faisons un pressant appel a leur/ concours et au votre./</text:span></text:p>
      <text:p text:style-name="P2"><text:span text:style-name="T2"><text:tab/>Nous n'avons plus a d</text:span><text:span text:style-name="T1">é</text:span><text:span text:style-name="T2">moutrer que l'Alliance/ est une force utile au Juda</text:span><text:span text:style-name="T1">ï</text:span><text:span text:style-name="T2">sm. <text:s/>L'assistance/ donne</text:span><text:span text:style-name="T1">é</text:span><text:span text:style-name="T2"> a toute e'poque a nos coreligionnaires, les/ e'tablissements cre'</text:span><text:span text:style-name="T1">é</text:span><text:span text:style-name="T2">s pour lest [?] et les relever,/ les </text:span><text:soft-page-break/><text:span text:style-name="T1">é</text:span><text:span text:style-name="T2">coles qui prosperent dans les divertes contre</text:span><text:span text:style-name="T1">é</text:span><text:span text:style-name="T2">s/ de l'Afrique et de l'Orient, les institutions/ d'apprentissage qui grandissent a'c</text:span><text:span text:style-name="T1">ô</text:span><text:span text:style-name="T2">te de nos </text:span><text:span text:style-name="T1">é</text:span><text:span text:style-name="T2">coles,/ l'Ecole de travail de J</text:span><text:span text:style-name="T1">é</text:span><text:span text:style-name="T2">rusalem, l'Ecole d'agriculture/</text:span></text:p>
      <text:p text:style-name="P6"/>
      <text:p text:style-name="P6">Monsieur le Rev. Dr. S. Morais/</text:p>
      <text:p text:style-name="P6">545 North Fifth Str.<text:tab/>Philadelphie/</text:p>
      <text:p text:style-name="P6"/>
      <text:p text:style-name="P6">[Page 2]</text:p>
      <text:p text:style-name="P2"><text:span text:style-name="T2">de Jaffa, les </text:span><text:span text:style-name="T1">é</text:span><text:span text:style-name="T2">coles pr</text:span><text:span text:style-name="T1">é</text:span><text:span text:style-name="T2">paratoires d'institueurs et/ d'institutrices, plusieurs g</text:span><text:span text:style-name="T1">é</text:span><text:span text:style-name="T2">n</text:span><text:span text:style-name="T1">é</text:span><text:span text:style-name="T2">rations d'enfants r</text:span><text:span text:style-name="T1">é</text:span><text:span text:style-name="T2">g</text:span><text:span text:style-name="T1">é</text:span><text:span text:style-name="T2">n</text:span><text:span text:style-name="T1">é</text:span><text:span text:style-name="T2">r</text:span><text:span text:style-name="T1">é</text:span><text:span text:style-name="T2">es/ par l'instruction, le travail, vous disent le bien/ que l'Alliance a fait, et [?] qu'elle [?]/ fane avec des ressources plus grandes./</text:span></text:p>
      <text:p text:style-name="P2"><text:span text:style-name="T2"><text:tab/>Que n'aurions nous pas a vous dire encore/ sur les </text:span><text:span text:style-name="T1">é</text:span><text:span text:style-name="T2">coles et les oeuvres d'apprentissage sur/ les pays ou tout manque, </text:span><text:span text:style-name="T1">é</text:span><text:span text:style-name="T2">coles et instruction/ professionnelle, qui n'ont aucun moyen pour/ </text:span><text:span text:style-name="T1">é</text:span><text:span text:style-name="T2">chapper a une mis</text:span><text:span text:style-name="T1">é</text:span><text:span text:style-name="T2">re s</text:span><text:span text:style-name="T1">é</text:span><text:span text:style-name="T2">culaire?/</text:span></text:p>
      <text:p text:style-name="P2"><text:span text:style-name="T2"><text:tab/>Un devoir plus pressant encore s'impose a/ nous. <text:s/>Nous avons en Russie des millions de/ coreligionnaires qui souffrent. <text:s/>On leur ferme/ les </text:span><text:span text:style-name="T1">é</text:span><text:span text:style-name="T2">coles, les universit</text:span><text:span text:style-name="T1">é</text:span><text:span text:style-name="T2">s, les carrieres publiques,/ on leur d</text:span><text:span text:style-name="T1">é</text:span><text:span text:style-name="T2">fend de sortir du pays ou ils sont/ entass</text:span><text:span text:style-name="T1">é</text:span><text:span text:style-name="T2">s sans pouvoir y [?]; ils tout chatr</text:span><text:span text:style-name="T1">é</text:span><text:span text:style-name="T2">s des/ villes et des villages ou leur existence </text:span><text:span text:style-name="T1">é</text:span><text:span text:style-name="T2">tail/ assur</text:span><text:span text:style-name="T1">é</text:span><text:span text:style-name="T2">e, leur s</text:span><text:span text:style-name="T1">é</text:span><text:span text:style-name="T2">curit</text:span><text:span text:style-name="T1">é</text:span><text:span text:style-name="T2"> est menace</text:span><text:span text:style-name="T1">é</text:span><text:span text:style-name="T2">. <text:s/>La misere/ exerce des ravages au milieu d'ense. <text:s/>La/ sympathie que leurs souffrances inspirent a/ leurs compatriotes ne peut se manifester, et/ leurs plaintes restent sans </text:span><text:span text:style-name="T1">é</text:span><text:span text:style-name="T2">cho dans le pays./</text:span></text:p>
      <text:p text:style-name="P6"/>
      <text:p text:style-name="P6">[Page 3]</text:p>
      <text:p text:style-name="P2"><text:span text:style-name="T2">Ils </text:span><text:span text:style-name="T1">é</text:span><text:span text:style-name="T2">migrent, sans savoir ou alles, menac</text:span><text:span text:style-name="T1">é</text:span><text:span text:style-name="T2">s de/ p</text:span><text:span text:style-name="T1">é</text:span><text:span text:style-name="T2">rir dans les pays ou ils se r</text:span><text:span text:style-name="T1">é</text:span><text:span text:style-name="T2">fugient s'ils/ n'y trouvent pas un appui charitable. <text:s/>Il faut/ les secourir dans leur pays, an dehors; jamais/ notre tache n'a </text:span><text:span text:style-name="T1">é</text:span><text:span text:style-name="T2">t</text:span><text:span text:style-name="T1">é</text:span><text:span text:style-name="T2"> plus lourde. <text:s/>[?] nous/ y suffire dans le pr</text:span><text:span text:style-name="T1">é</text:span><text:span text:style-name="T2">sent et dans l'aveuri?/ <text:s/>Jamais l'appui de nos coreligionnaires ne nous/ a </text:span><text:span text:style-name="T1">é</text:span><text:span text:style-name="T2">t</text:span><text:span text:style-name="T1">é</text:span><text:span text:style-name="T2"> plus n</text:span><text:span text:style-name="T1">é</text:span><text:span text:style-name="T2">cessaire. <text:s/>Ne devraient ils pas tous/ pr</text:span><text:span text:style-name="T1">é</text:span><text:span text:style-name="T2">ter leur concours a notre oeuvre? <text:s/>Le nombre/ de ceux qui nous le donnent est encore beaucoup/ trop restreint. <text:s/>Nous avons vu disparaitre avec/ les armies beaucoup de nos collaborateurs actifs/ et d</text:span><text:span text:style-name="T1">é</text:span><text:span text:style-name="T2">vou</text:span><text:span text:style-name="T1">é</text:span><text:span text:style-name="T2">s, ils n'ont pas toujours </text:span><text:span text:style-name="T1">é</text:span><text:span text:style-name="T2">t</text:span><text:span text:style-name="T1">é</text:span><text:span text:style-name="T2"> [?]./ <text:s/>Le nombre des soci</text:span><text:span text:style-name="T1">é</text:span><text:span text:style-name="T2">taires, le chiffre des cotisations/ annuelles ne s'augmentent[?] pas, les recettes restent/ stationnaires, la propagande s'est arr</text:span><text:span text:style-name="T1">ê</text:span><text:span text:style-name="T2">te</text:span><text:span text:style-name="T1">é</text:span><text:span text:style-name="T2">/ juste dans un temps ou chaque jour et chaque/ semaine devraient nous apporter de nouveaux/ adh</text:span><text:span text:style-name="T1">é</text:span><text:span text:style-name="T2">rents./</text:span></text:p>
      <text:p text:style-name="P2"><text:span text:style-name="T2"><text:tab/>Le nombre est une force, doit elle nous/ manquer a l'heure pr</text:span><text:span text:style-name="T1">é</text:span><text:span text:style-name="T2">sente? <text:s/>Si chacun de/ nos coreligionnaires, p</text:span><text:span text:style-name="T1">é</text:span><text:span text:style-name="T2">n</text:span><text:span text:style-name="T1">é</text:span><text:span text:style-name="T2">tr</text:span><text:span text:style-name="T1">e du sentiment de son/ </text:span></text:p>
      <text:p text:style-name="P2"><text:span text:style-name="T1"/></text:p>
      <text:p text:style-name="P2"><text:span text:style-name="T1">[Page 4]</text:span></text:p>
      <text:p text:style-name="P2"><text:span text:style-name="T1">devoir envers ceux qui ont besoin d'étre seutenus,/ encouragés, instruits, [?], envers ceux qui souffrent/ renait a nous, que de malheureux [?]-/ nous [?] a la persécution, a l'ignorance,/ a la miseré, a la mort!/</text:span></text:p>
      <text:p text:style-name="P2"><text:span text:style-name="T1"><text:tab/>Nous vous [?], cher collaborateur,/ de nous venir en aide. <text:s/>Faites appel aux [?]/ existants, [?] des comités [?] ils/ manquent, sollicitez les adhésions de nos coreligion-/naires, excitez leur [?] en faveur d'une institution/ dont l'utilité est si grande, si reconnue, qui n'a/ d'autres ennemis que les ennemis du bien, de/ la justice, de la civilisation. <text:s/>Il n'est pas un/ israélite, pas un homme de bonne foi qui ne/ rende hommage a les bienfaits. <text:s/>Faites avec/ nous un nouvel et puissant effort pour la maintenir/ et la developper./</text:span></text:p>
      <text:p text:style-name="P2"><text:span text:style-name="T1"><text:tab/>Recevez, Monsieur, l'assurance de nos/ meilleurs sentiments./</text:span></text:p>
      <text:p text:style-name="P2"><text:span text:style-name="T1"><text:tab/>Pour le Comité Central./</text:span></text:p>
      <text:p text:style-name="P2"><text:span text:style-name="T1"><text:tab/>N Lever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3:51:34.87</meta:creation-date>
    <dc:date>2011-11-22T11:49:23.21</dc:date>
    <dc:creator>Penn Libraries</dc:creator>
    <meta:editing-duration>PT00H54M4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5" meta:word-count="773" meta:character-count="5140"/>
  </office:meta>
</office:document-meta>
</file>